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est Nº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Execution Time (m)</text:p>
          </table:table-cell>
          <table:table-cell office:value-type="string" calcext:value-type="string">
            <text:p>Execution Time (s)</text:p>
          </table:table-cell>
          <table:table-cell/>
          <table:table-cell office:value-type="string" calcext:value-type="string">
            <text:p>Average Results (s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954" calcext:value-type="float">
            <text:p>3.954</text:p>
          </table:table-cell>
          <table:table-cell/>
          <table:table-cell office:value-type="string" calcext:value-type="string">
            <text:p>Small File (1MB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619" calcext:value-type="float">
            <text:p>3.619</text:p>
          </table:table-cell>
          <table:table-cell/>
          <table:table-cell table:style-name="ce3" table:formula="of:=AVERAGE(SUM([.C3:.C12])*60+SUM([.D3:.D12]))/10" office:value-type="float" office:value="3.7944" calcext:value-type="float">
            <text:p>3.79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839" calcext:value-type="float">
            <text:p>3.83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755" calcext:value-type="float">
            <text:p>3.755</text:p>
          </table:table-cell>
          <table:table-cell/>
          <table:table-cell office:value-type="string" calcext:value-type="string">
            <text:p>Medium File (4MB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86" calcext:value-type="float">
            <text:p>3.86</text:p>
          </table:table-cell>
          <table:table-cell/>
          <table:table-cell table:style-name="ce3" table:formula="of:=AVERAGE(SUM([.C13:.C22])*60+SUM([.D13:.D22]))/10" office:value-type="float" office:value="13.7543" calcext:value-type="float">
            <text:p>13.75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751" calcext:value-type="float">
            <text:p>3.75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783" calcext:value-type="float">
            <text:p>3.783</text:p>
          </table:table-cell>
          <table:table-cell/>
          <table:table-cell office:value-type="string" calcext:value-type="string">
            <text:p>Big File (16MB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826" calcext:value-type="float">
            <text:p>3.826</text:p>
          </table:table-cell>
          <table:table-cell/>
          <table:table-cell table:formula="of:=AVERAGE(SUM([.C23:.C32])*60+SUM([.D23:.D32]))/10" office:value-type="float" office:value="53.4512" calcext:value-type="float">
            <text:p>53.45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753" calcext:value-type="float">
            <text:p>3.7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all File (1MB)</text:p>
          </table:table-cell>
          <table:table-cell office:value-type="float" office:value="0" calcext:value-type="float">
            <text:p>0</text:p>
          </table:table-cell>
          <table:table-cell office:value-type="float" office:value="3.804" calcext:value-type="float">
            <text:p>3.804</text:p>
          </table:table-cell>
          <table:table-cell/>
          <table:table-cell office:value-type="string" calcext:value-type="string">
            <text:p>Very Big File (64MB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um File (4MB)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.927" calcext:value-type="float">
            <text:p>13.927</text:p>
          </table:table-cell>
          <table:table-cell/>
          <table:table-cell table:style-name="ce3" table:formula="of:=AVERAGE(SUM([.C33:.C42])*60+SUM([.D33:.D42]))/10" office:value-type="float" office:value="212.8254" calcext:value-type="float">
            <text:p>212.82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621" calcext:value-type="float">
            <text:p>13.62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665" calcext:value-type="float">
            <text:p>13.66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849" calcext:value-type="float">
            <text:p>13.8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754" calcext:value-type="float">
            <text:p>13.7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4.028" calcext:value-type="float">
            <text:p>14.0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53" calcext:value-type="float">
            <text:p>13.5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805" calcext:value-type="float">
            <text:p>13.8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766" calcext:value-type="float">
            <text:p>13.7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 File (4MB)</text:p>
          </table:table-cell>
          <table:table-cell office:value-type="float" office:value="0" calcext:value-type="float">
            <text:p>0</text:p>
          </table:table-cell>
          <table:table-cell office:value-type="float" office:value="13.598" calcext:value-type="float">
            <text:p>13.5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773" calcext:value-type="float">
            <text:p>53.7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634" calcext:value-type="float">
            <text:p>53.6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102" calcext:value-type="float">
            <text:p>53.1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473" calcext:value-type="float">
            <text:p>53.47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61" calcext:value-type="float">
            <text:p>53.6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354" calcext:value-type="float">
            <text:p>53.35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333" calcext:value-type="float">
            <text:p>53.3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603" calcext:value-type="float">
            <text:p>53.6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564" calcext:value-type="float">
            <text:p>53.5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g File (16MB)</text:p>
          </table:table-cell>
          <table:table-cell office:value-type="float" office:value="0" calcext:value-type="float">
            <text:p>0</text:p>
          </table:table-cell>
          <table:table-cell office:value-type="float" office:value="53.066" calcext:value-type="float">
            <text:p>53.0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2.457" calcext:value-type="float">
            <text:p>32.4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2.913" calcext:value-type="float">
            <text:p>32.9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2.574" calcext:value-type="float">
            <text:p>32.57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4.238" calcext:value-type="float">
            <text:p>34.2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1.959" calcext:value-type="float">
            <text:p>31.9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3.07" calcext:value-type="float">
            <text:p>33.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2.807" calcext:value-type="float">
            <text:p>32.80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3.202" calcext:value-type="float">
            <text:p>33.20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3.106" calcext:value-type="float">
            <text:p>33.10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y Big File (64MB)</text:p>
          </table:table-cell>
          <table:table-cell office:value-type="float" office:value="3" calcext:value-type="float">
            <text:p>3</text:p>
          </table:table-cell>
          <table:table-cell office:value-type="float" office:value="31.928" calcext:value-type="float">
            <text:p>31.9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35:52.871841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3:44:40.253074692</meta:creation-date>
    <dc:date>2018-04-18T16:36:43.704211485</dc:date>
    <meta:editing-duration>PT57M21S</meta:editing-duration>
    <meta:editing-cycles>33</meta:editing-cycles>
    <meta:generator>LibreOffice/4.2.8.2$Linux_X86_64 LibreOffice_project/420m0$Build-2</meta:generator>
    <meta:document-statistic meta:table-count="1" meta:cell-count="173" meta:object-count="0"/>
  </office:meta>
</office:document-meta>
</file>